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CIÓN</text:p>
      <text:p text:style-name="P1"/>
      <text:p text:style-name="P1"/>
      <text:p text:style-name="P2">INDICE</text:p>
      <text:p text:style-name="P2"/>
      <text:list xml:id="list4838354246964315840" text:style-name="L1">
        <text:list-item>
          <text:p text:style-name="P3">Requisitos previos de hardware.</text:p>
          <text:list>
            <text:list-item>
              <text:p text:style-name="P3">Hardware.</text:p>
            </text:list-item>
            <text:list-item>
              <text:p text:style-name="P3">Conexiones.</text:p>
            </text:list-item>
          </text:list>
        </text:list-item>
        <text:list-item>
          <text:p text:style-name="P3">Requisitos previos de software.</text:p>
          <text:list>
            <text:list-item>
              <text:p text:style-name="P3">Sistemas Operativos.</text:p>
            </text:list-item>
          </text:list>
        </text:list-item>
        <text:list-item>
          <text:p text:style-name="P3">Instalacion del proyecto.</text:p>
        </text:list-item>
        <text:list-item>
          <text:p text:style-name="P3">Configuración del proyecto.</text:p>
          <text:list>
            <text:list-item>
              <text:p text:style-name="P3">Uso de composer.</text:p>
            </text:list-item>
            <text:list-item>
              <text:p text:style-name="P3">Uso de artisan.</text:p>
            </text:list-item>
            <text:list-item>
              <text:p text:style-name="P3">Configurar conexión base de datos.</text:p>
            </text:list-item>
            <text:list-item>
              <text:p text:style-name="P3">Configurar la base de dat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7T12:23:04.79</meta:creation-date>
    <meta:document-statistic meta:table-count="0" meta:image-count="0" meta:object-count="0" meta:page-count="1" meta:paragraph-count="13" meta:word-count="49" meta:character-count="295"/>
    <dc:date>2015-05-27T12:50:18.42</dc:date>
    <meta:editing-duration>PT27M14S</meta:editing-duration>
    <meta:editing-cycles>1</meta:editing-cycles>
    <meta:generator>OpenOffice/4.1.1$Win32 OpenOffice.org_project/411m6$Build-9775</meta:generator>
  </office:meta>
</office:document-meta>
</file>